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5188in" table:align="left"/>
    </style:style>
    <style:style style:name="Table1.A" style:family="table-column">
      <style:table-column-properties style:column-width="0.884in"/>
    </style:style>
    <style:style style:name="Table1.B" style:family="table-column">
      <style:table-column-properties style:column-width="1.7299in"/>
    </style:style>
    <style:style style:name="Table1.C" style:family="table-column">
      <style:table-column-properties style:column-width="0.904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1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ater Kiosk SMS System - Complete Setup &amp; Testing Guide</text:h>
      <text:p text:style-name="Text_20_body">This guide provides step-by-step instructions to deploy and test a complete SMS-based water kiosk system using Appwrite Functions and Africa's Talking.</text:p>
      <text:h text:style-name="Heading_20_2" text:outline-level="2">Table of Contents</text:h>
      <text:list text:style-name="L1">
        <text:list-item>
          <text:p text:style-name="P1"><text:a xlink:type="simple" xlink:href="#prerequisites" text:style-name="Internet_20_link" text:visited-style-name="Visited_20_Internet_20_Link">Prerequisites</text:a> </text:p>
        </text:list-item>
        <text:list-item>
          <text:p text:style-name="P1"><text:a xlink:type="simple" xlink:href="#system-architecture" text:style-name="Internet_20_link" text:visited-style-name="Visited_20_Internet_20_Link">System Architecture</text:a> </text:p>
        </text:list-item>
        <text:list-item>
          <text:p text:style-name="P1"><text:a xlink:type="simple" xlink:href="#function-deployment" text:style-name="Internet_20_link" text:visited-style-name="Visited_20_Internet_20_Link">Function Deployment</text:a> </text:p>
        </text:list-item>
        <text:list-item>
          <text:p text:style-name="P1"><text:a xlink:type="simple" xlink:href="#local-testing-on-server" text:style-name="Internet_20_link" text:visited-style-name="Visited_20_Internet_20_Link">Local Testing (On Server)</text:a> </text:p>
        </text:list-item>
        <text:list-item>
          <text:p text:style-name="P1"><text:a xlink:type="simple" xlink:href="#network-configuration" text:style-name="Internet_20_link" text:visited-style-name="Visited_20_Internet_20_Link">Network Configuration</text:a> </text:p>
        </text:list-item>
        <text:list-item>
          <text:p text:style-name="P1"><text:a xlink:type="simple" xlink:href="#remote-testing-internet" text:style-name="Internet_20_link" text:visited-style-name="Visited_20_Internet_20_Link">Remote Testing (Internet)</text:a> </text:p>
        </text:list-item>
        <text:list-item>
          <text:p text:style-name="P1"><text:a xlink:type="simple" xlink:href="#complete-sms-flow-testing" text:style-name="Internet_20_link" text:visited-style-name="Visited_20_Internet_20_Link">Complete SMS Flow Testing</text:a> </text:p>
        </text:list-item>
        <text:list-item>
          <text:p text:style-name="P1"><text:a xlink:type="simple" xlink:href="#africas-talking-integration" text:style-name="Internet_20_link" text:visited-style-name="Visited_20_Internet_20_Link">Africa's Talking Integration</text:a> </text:p>
        </text:list-item>
        <text:list-item>
          <text:p text:style-name="P2"><text:a xlink:type="simple" xlink:href="#troubleshooting" text:style-name="Internet_20_link" text:visited-style-name="Visited_20_Internet_20_Link">Troubleshooting</text:a> </text:p>
        </text:list-item>
      </text:list>
      <text:h text:style-name="Heading_20_2" text:outline-level="2">Prerequisites</text:h>
      <text:h text:style-name="Heading_20_3" text:outline-level="3">Server Requirements</text:h>
      <text:list text:style-name="L2">
        <text:list-item>
          <text:p text:style-name="P3">Ubuntu/Linux server with Docker installed </text:p>
        </text:list-item>
        <text:list-item>
          <text:p text:style-name="P3">Appwrite 1.4.14+ running via Docker Compose </text:p>
        </text:list-item>
        <text:list-item>
          <text:p text:style-name="P3">Internet connection and external IP address </text:p>
        </text:list-item>
        <text:list-item>
          <text:p text:style-name="P4">Router with port forwarding capability </text:p>
        </text:list-item>
      </text:list>
      <text:h text:style-name="Heading_20_3" text:outline-level="3">Database Setup</text:h>
      <text:p text:style-name="Text_20_body">Your Appwrite database should have a <text:span text:style-name="Source_20_Text">customers</text:span> collection with these attributes:</text:p>
      <text:p text:style-name="Preformatted_20_Text"><text:span text:style-name="Source_20_Text"># Check existing collections</text:span></text:p>
      <text:p text:style-name="Preformatted_20_Text"><text:span text:style-name="Source_20_Text">appwrite databases list-collections --database-id YOUR_DATABASE_ID</text:span></text:p>
      <text:p text:style-name="Preformatted_20_Text"/>
      <text:p text:style-name="Preformatted_20_Text"><text:span text:style-name="Source_20_Text"># Required attributes for customers collection:</text:span></text:p>
      <text:p text:style-name="Preformatted_20_Text"><text:span text:style-name="Source_20_Text">- phone_number (string, required, 20 chars)</text:span></text:p>
      <text:p text:style-name="Preformatted_20_Text"><text:span text:style-name="Source_20_Text">- created_at (string, required, 50 chars) </text:span></text:p>
      <text:p text:style-name="Preformatted_20_Text"><text:span text:style-name="Source_20_Text">- registration_state (string, required, 50 chars)</text:span></text:p>
      <text:p text:style-name="Preformatted_20_Text"><text:span text:style-name="Source_20_Text">- is_registered (boolean, required)</text:span></text:p>
      <text:p text:style-name="Preformatted_20_Text"><text:span text:style-name="Source_20_Text">- credits (integer, required)</text:span></text:p>
      <text:p text:style-name="Preformatted_20_Text"><text:span text:style-name="Source_20_Text">- full_name (string, optional, 100 chars)</text:span></text:p>
      <text:p text:style-name="Preformatted_20_Text"><text:span text:style-name="Source_20_Text">- location (string, optional, 100 chars)</text:span></text:p>
      <text:p text:style-name="Preformatted_20_Text"><text:span text:style-name="Source_20_Text">- account_id (string, optional, 20 chars)</text:span></text:p>
      <text:p text:style-name="Preformatted_20_Text"><text:span text:style-name="Source_20_Text">- active (boolean, optional)</text:span></text:p>
      <text:p text:style-name="P5"><text:span text:style-name="Source_20_Text">- pin (string, optional, 4 chars)</text:span></text:p>
      <text:h text:style-name="Heading_20_3" text:outline-level="3">Tools Required</text:h>
      <text:list text:style-name="L3">
        <text:list-item>
          <text:p text:style-name="P6"><text:span text:style-name="Source_20_Text">curl</text:span> (for testing) </text:p>
        </text:list-item>
        <text:list-item>
          <text:p text:style-name="P6"><text:span text:style-name="Source_20_Text">jq</text:span> (optional, for JSON formatting: <text:span text:style-name="Source_20_Text">brew install jq</text:span>) </text:p>
        </text:list-item>
        <text:list-item>
          <text:p text:style-name="P6"><text:soft-page-break/>Text editor </text:p>
        </text:list-item>
        <text:list-item>
          <text:p text:style-name="P7">Appwrite CLI </text:p>
        </text:list-item>
      </text:list>
      <text:h text:style-name="Heading_20_2" text:outline-level="2">System Architecture</text:h>
      <text:p text:style-name="Preformatted_20_Text"><text:span text:style-name="Source_20_Text">Customer SMS → Africa's Talking → Internet → Your Server → Appwrite Function → Database</text:span></text:p>
      <text:p text:style-name="Preformatted_20_Text"><text:span text:style-name="Source_20_Text"><text:s text:c="48"/>↓</text:span></text:p>
      <text:p text:style-name="P5"><text:span text:style-name="Source_20_Text">Customer SMS ← Africa's Talking ← Internet ← Response ← SMS Processing ← Database Query</text:span></text:p>
      <text:p text:style-name="Text_20_body"><text:span text:style-name="Strong_20_Emphasis">Components:</text:span></text:p>
      <text:list text:style-name="L4">
        <text:list-item>
          <text:p text:style-name="P8"><text:span text:style-name="Strong_20_Emphasis">Appwrite Function</text:span>: Processes SMS messages and manages customer registration </text:p>
        </text:list-item>
        <text:list-item>
          <text:p text:style-name="P8"><text:span text:style-name="Strong_20_Emphasis">Database</text:span>: Stores customer information and registration states </text:p>
        </text:list-item>
        <text:list-item>
          <text:p text:style-name="P8"><text:span text:style-name="Strong_20_Emphasis">Africa's Talking</text:span>: SMS gateway for sending/receiving messages </text:p>
        </text:list-item>
        <text:list-item>
          <text:p text:style-name="P9"><text:span text:style-name="Strong_20_Emphasis">Router/Firewall</text:span>: Manages external access to your server </text:p>
        </text:list-item>
      </text:list>
      <text:h text:style-name="Heading_20_2" text:outline-level="2">Function Deployment</text:h>
      <text:h text:style-name="Heading_20_3" text:outline-level="3">1. Create Function Directory Structure</text:h>
      <text:p text:style-name="Preformatted_20_Text"><text:span text:style-name="Source_20_Text"># Create directory structure</text:span></text:p>
      <text:p text:style-name="Preformatted_20_Text"><text:span text:style-name="Source_20_Text">mkdir -p ~/water-kiosk-sms/src</text:span></text:p>
      <text:p text:style-name="P5"><text:span text:style-name="Source_20_Text">cd ~/water-kiosk-sms</text:span></text:p>
      <text:h text:style-name="Heading_20_3" text:outline-level="3">2. Create main.py</text:h>
      <text:p text:style-name="Text_20_body">Create <text:span text:style-name="Source_20_Text">src/main.py</text:span> with the complete function code from the repository.</text:p>
      <text:p text:style-name="Text_20_body"><text:span text:style-name="Strong_20_Emphasis">Important Configuration</text:span>: Update the fallback values in the environment variables section:</text:p>
      <text:list text:style-name="L5">
        <text:list-item>
          <text:p text:style-name="P10">Replace <text:span text:style-name="Source_20_Text">YOUR_PROJECT_ID</text:span> with your actual Appwrite project ID </text:p>
        </text:list-item>
        <text:list-item>
          <text:p text:style-name="P10">Replace <text:span text:style-name="Source_20_Text">YOUR_DATABASE_ID</text:span> with your actual database ID </text:p>
        </text:list-item>
        <text:list-item>
          <text:p text:style-name="P11">Replace <text:span text:style-name="Source_20_Text">YOUR_API_KEY</text:span> with your actual Appwrite API key </text:p>
        </text:list-item>
      </text:list>
      <text:h text:style-name="Heading_20_3" text:outline-level="3">3. Create requirements.txt</text:h>
      <text:p text:style-name="Preformatted_20_Text"><text:span text:style-name="Source_20_Text">cat &gt; requirements.txt &lt;&lt; 'EOF'</text:span></text:p>
      <text:p text:style-name="Preformatted_20_Text"><text:span text:style-name="Source_20_Text"># No external dependencies required</text:span></text:p>
      <text:p text:style-name="Preformatted_20_Text"><text:span text:style-name="Source_20_Text"># This function uses only Python standard library</text:span></text:p>
      <text:p text:style-name="P5"><text:span text:style-name="Source_20_Text">EOF</text:span></text:p>
      <text:h text:style-name="Heading_20_3" text:outline-level="3">4. Deploy Function</text:h>
      <text:p text:style-name="Preformatted_20_Text"><text:span text:style-name="Source_20_Text"># Create function</text:span></text:p>
      <text:p text:style-name="Preformatted_20_Text"><text:span text:style-name="Source_20_Text">appwrite functions create \</text:span></text:p>
      <text:p text:style-name="Preformatted_20_Text"><text:span text:style-name="Source_20_Text"><text:s text:c="2"/>--function-id water-kiosk-sms \</text:span></text:p>
      <text:p text:style-name="Preformatted_20_Text"><text:span text:style-name="Source_20_Text"><text:s text:c="2"/>--name "Water Kiosk SMS" \</text:span></text:p>
      <text:p text:style-name="Preformatted_20_Text"><text:span text:style-name="Source_20_Text"><text:s text:c="2"/>--runtime python-3.9 \</text:span></text:p>
      <text:p text:style-name="Preformatted_20_Text"><text:span text:style-name="Source_20_Text"><text:s text:c="2"/>--execute any \</text:span></text:p>
      <text:p text:style-name="Preformatted_20_Text"><text:span text:style-name="Source_20_Text"><text:s text:c="2"/>--timeout 15</text:span></text:p>
      <text:p text:style-name="Preformatted_20_Text"/>
      <text:p text:style-name="Preformatted_20_Text"><text:span text:style-name="Source_20_Text"># Deploy function</text:span></text:p>
      <text:p text:style-name="Preformatted_20_Text"><text:span text:style-name="Source_20_Text">appwrite functions create-deployment \</text:span></text:p>
      <text:p text:style-name="Preformatted_20_Text"><text:soft-page-break/><text:span text:style-name="Source_20_Text"><text:s text:c="2"/>--function-id water-kiosk-sms \</text:span></text:p>
      <text:p text:style-name="Preformatted_20_Text"><text:span text:style-name="Source_20_Text"><text:s text:c="2"/>--entrypoint src/main.py \</text:span></text:p>
      <text:p text:style-name="Preformatted_20_Text"><text:span text:style-name="Source_20_Text"><text:s text:c="2"/>--code . \</text:span></text:p>
      <text:p text:style-name="P5"><text:span text:style-name="Source_20_Text"><text:s text:c="2"/>--activate true</text:span></text:p>
      <text:h text:style-name="Heading_20_2" text:outline-level="2">Local Testing (On Server)</text:h>
      <text:h text:style-name="Heading_20_3" text:outline-level="3">1. Test Appwrite Connectivity</text:h>
      <text:p text:style-name="Preformatted_20_Text"><text:span text:style-name="Source_20_Text"># Test Appwrite health</text:span></text:p>
      <text:p text:style-name="Preformatted_20_Text"><text:span text:style-name="Source_20_Text">curl http://localhost/v1/health/version</text:span></text:p>
      <text:p text:style-name="Preformatted_20_Text"/>
      <text:p text:style-name="P5"><text:span text:style-name="Source_20_Text"># Expected response: {"version":"1.4.14"}</text:span></text:p>
      <text:h text:style-name="Heading_20_3" text:outline-level="3">2. Test Function via CLI</text:h>
      <text:p text:style-name="Preformatted_20_Text"><text:span text:style-name="Source_20_Text"># Test function status (GET)</text:span></text:p>
      <text:p text:style-name="Preformatted_20_Text"><text:span text:style-name="Source_20_Text">appwrite functions create-execution \</text:span></text:p>
      <text:p text:style-name="Preformatted_20_Text"><text:span text:style-name="Source_20_Text"><text:s text:c="2"/>--function-id water-kiosk-sms \</text:span></text:p>
      <text:p text:style-name="Preformatted_20_Text"><text:span text:style-name="Source_20_Text"><text:s text:c="2"/>--method GET</text:span></text:p>
      <text:p text:style-name="Preformatted_20_Text"/>
      <text:p text:style-name="Preformatted_20_Text"><text:span text:style-name="Source_20_Text"># Test database connection</text:span></text:p>
      <text:p text:style-name="Preformatted_20_Text"><text:span text:style-name="Source_20_Text">appwrite functions create-execution \</text:span></text:p>
      <text:p text:style-name="Preformatted_20_Text"><text:span text:style-name="Source_20_Text"><text:s text:c="2"/>--function-id water-kiosk-sms \</text:span></text:p>
      <text:p text:style-name="Preformatted_20_Text"><text:span text:style-name="Source_20_Text"><text:s text:c="2"/>--method POST \</text:span></text:p>
      <text:p text:style-name="Preformatted_20_Text"><text:span text:style-name="Source_20_Text"><text:s text:c="2"/>--body '{"action": "test_database"}'</text:span></text:p>
      <text:p text:style-name="Preformatted_20_Text"/>
      <text:p text:style-name="Preformatted_20_Text"><text:span text:style-name="Source_20_Text"># Test SMS simulation</text:span></text:p>
      <text:p text:style-name="Preformatted_20_Text"><text:span text:style-name="Source_20_Text">appwrite functions create-execution \</text:span></text:p>
      <text:p text:style-name="Preformatted_20_Text"><text:span text:style-name="Source_20_Text"><text:s text:c="2"/>--function-id water-kiosk-sms \</text:span></text:p>
      <text:p text:style-name="Preformatted_20_Text"><text:span text:style-name="Source_20_Text"><text:s text:c="2"/>--method POST \</text:span></text:p>
      <text:p text:style-name="P5"><text:span text:style-name="Source_20_Text"><text:s text:c="2"/>--body '{"action": "simulate_sms", "from": "+254700000100", "text": "REGISTER"}'</text:span></text:p>
      <text:h text:style-name="Heading_20_3" text:outline-level="3">3. Complete Registration Flow (Local)</text:h>
      <text:p text:style-name="Preformatted_20_Text"><text:span text:style-name="Source_20_Text"># Step 1: Start registration</text:span></text:p>
      <text:p text:style-name="Preformatted_20_Text"><text:span text:style-name="Source_20_Text">appwrite functions create-execution \</text:span></text:p>
      <text:p text:style-name="Preformatted_20_Text"><text:span text:style-name="Source_20_Text"><text:s text:c="2"/>--function-id water-kiosk-sms \</text:span></text:p>
      <text:p text:style-name="Preformatted_20_Text"><text:span text:style-name="Source_20_Text"><text:s text:c="2"/>--method POST \</text:span></text:p>
      <text:p text:style-name="Preformatted_20_Text"><text:span text:style-name="Source_20_Text"><text:s text:c="2"/>--body '{"action": "simulate_sms", "from": "+254700000100", "text": "REGISTER"}'</text:span></text:p>
      <text:p text:style-name="Preformatted_20_Text"/>
      <text:p text:style-name="Preformatted_20_Text"><text:span text:style-name="Source_20_Text"># Step 2: Enter ID</text:span></text:p>
      <text:p text:style-name="Preformatted_20_Text"><text:span text:style-name="Source_20_Text">appwrite functions create-execution \</text:span></text:p>
      <text:p text:style-name="Preformatted_20_Text"><text:span text:style-name="Source_20_Text"><text:s text:c="2"/>--function-id water-kiosk-sms \</text:span></text:p>
      <text:p text:style-name="Preformatted_20_Text"><text:span text:style-name="Source_20_Text"><text:s text:c="2"/>--method POST \</text:span></text:p>
      <text:p text:style-name="Preformatted_20_Text"><text:span text:style-name="Source_20_Text"><text:s text:c="2"/>--body '{"action": "simulate_sms", "from": "+254700000100", "text": "12345678"}'</text:span></text:p>
      <text:p text:style-name="Preformatted_20_Text"/>
      <text:p text:style-name="Preformatted_20_Text"><text:span text:style-name="Source_20_Text"># Step 3: Enter name</text:span></text:p>
      <text:p text:style-name="Preformatted_20_Text"><text:span text:style-name="Source_20_Text">appwrite functions create-execution \</text:span></text:p>
      <text:p text:style-name="Preformatted_20_Text"><text:span text:style-name="Source_20_Text"><text:s text:c="2"/>--function-id water-kiosk-sms \</text:span></text:p>
      <text:p text:style-name="Preformatted_20_Text"><text:span text:style-name="Source_20_Text"><text:s text:c="2"/>--method POST \</text:span></text:p>
      <text:p text:style-name="Preformatted_20_Text"><text:span text:style-name="Source_20_Text"><text:s text:c="2"/>--body '{"action": "simulate_sms", "from": "+254700000100", "text": "John Doe"}'</text:span></text:p>
      <text:p text:style-name="Preformatted_20_Text"/>
      <text:p text:style-name="Preformatted_20_Text"><text:span text:style-name="Source_20_Text"># Step 4: Enter location (completes registration)</text:span></text:p>
      <text:p text:style-name="Preformatted_20_Text"><text:span text:style-name="Source_20_Text">appwrite functions create-execution \</text:span></text:p>
      <text:p text:style-name="Preformatted_20_Text"><text:span text:style-name="Source_20_Text"><text:s text:c="2"/>--function-id water-kiosk-sms \</text:span></text:p>
      <text:p text:style-name="Preformatted_20_Text"><text:soft-page-break/><text:span text:style-name="Source_20_Text"><text:s text:c="2"/>--method POST \</text:span></text:p>
      <text:p text:style-name="Preformatted_20_Text"><text:span text:style-name="Source_20_Text"><text:s text:c="2"/>--body '{"action": "simulate_sms", "from": "+254700000100", "text": "Nairobi"}'</text:span></text:p>
      <text:p text:style-name="Preformatted_20_Text"/>
      <text:p text:style-name="Preformatted_20_Text"><text:span text:style-name="Source_20_Text"># Step 5: Test completed registration</text:span></text:p>
      <text:p text:style-name="Preformatted_20_Text"><text:span text:style-name="Source_20_Text">appwrite functions create-execution \</text:span></text:p>
      <text:p text:style-name="Preformatted_20_Text"><text:span text:style-name="Source_20_Text"><text:s text:c="2"/>--function-id water-kiosk-sms \</text:span></text:p>
      <text:p text:style-name="Preformatted_20_Text"><text:span text:style-name="Source_20_Text"><text:s text:c="2"/>--method POST \</text:span></text:p>
      <text:p text:style-name="P5"><text:span text:style-name="Source_20_Text"><text:s text:c="2"/>--body '{"action": "simulate_sms", "from": "+254700000100", "text": "MENU"}'</text:span></text:p>
      <text:h text:style-name="Heading_20_2" text:outline-level="2">Network Configuration</text:h>
      <text:h text:style-name="Heading_20_3" text:outline-level="3">1. Configure Firewall</text:h>
      <text:p text:style-name="Preformatted_20_Text"><text:span text:style-name="Source_20_Text"># Allow HTTP/HTTPS through firewall</text:span></text:p>
      <text:p text:style-name="Preformatted_20_Text"><text:span text:style-name="Source_20_Text">sudo ufw allow 80/tcp</text:span></text:p>
      <text:p text:style-name="Preformatted_20_Text"><text:span text:style-name="Source_20_Text">sudo ufw allow 443/tcp</text:span></text:p>
      <text:p text:style-name="Preformatted_20_Text"><text:span text:style-name="Source_20_Text">sudo ufw reload</text:span></text:p>
      <text:p text:style-name="Preformatted_20_Text"/>
      <text:p text:style-name="Preformatted_20_Text"><text:span text:style-name="Source_20_Text"># Verify rules</text:span></text:p>
      <text:p text:style-name="P5"><text:span text:style-name="Source_20_Text">sudo ufw status numbered</text:span></text:p>
      <text:h text:style-name="Heading_20_3" text:outline-level="3">2. Configure Router Port Forwarding</text:h>
      <text:p text:style-name="Text_20_body">In your router's admin interface:</text:p>
      <text:list text:style-name="L6">
        <text:list-item>
          <text:p text:style-name="P12"><text:span text:style-name="Strong_20_Emphasis">External Port</text:span>: 80 </text:p>
        </text:list-item>
        <text:list-item>
          <text:p text:style-name="P12"><text:span text:style-name="Strong_20_Emphasis">Internal IP</text:span>: Your server's local IP (e.g., 192.168.1.126) </text:p>
        </text:list-item>
        <text:list-item>
          <text:p text:style-name="P12"><text:span text:style-name="Strong_20_Emphasis">Internal Port</text:span>: 80 </text:p>
        </text:list-item>
        <text:list-item>
          <text:p text:style-name="P13"><text:span text:style-name="Strong_20_Emphasis">Protocol</text:span>: TCP </text:p>
        </text:list-item>
      </text:list>
      <text:h text:style-name="Heading_20_3" text:outline-level="3">3. Find Your External IP</text:h>
      <text:p text:style-name="Preformatted_20_Text"><text:span text:style-name="Source_20_Text"># On your server</text:span></text:p>
      <text:p text:style-name="Preformatted_20_Text"><text:span text:style-name="Source_20_Text">curl ifconfig.me</text:span></text:p>
      <text:p text:style-name="Preformatted_20_Text"><text:span text:style-name="Source_20_Text"># or</text:span></text:p>
      <text:p text:style-name="P5"><text:span text:style-name="Source_20_Text">curl ipinfo.io/ip</text:span></text:p>
      <text:h text:style-name="Heading_20_3" text:outline-level="3">4. Test External Connectivity</text:h>
      <text:p text:style-name="Preformatted_20_Text"><text:span text:style-name="Source_20_Text"># From your server, test external access</text:span></text:p>
      <text:p text:style-name="Preformatted_20_Text"><text:span text:style-name="Source_20_Text">curl http://YOUR_EXTERNAL_IP/v1/health/version</text:span></text:p>
      <text:p text:style-name="Preformatted_20_Text"/>
      <text:p text:style-name="Preformatted_20_Text"><text:span text:style-name="Source_20_Text"># If this hangs, you have a hairpin NAT issue (common with routers)</text:span></text:p>
      <text:p text:style-name="P5"><text:span text:style-name="Source_20_Text"># This is normal - the function will still be accessible from outside</text:span></text:p>
      <text:h text:style-name="Heading_20_2" text:outline-level="2">Remote Testing (Internet)</text:h>
      <text:h text:style-name="Heading_20_3" text:outline-level="3">1. Basic Connectivity Tests</text:h>
      <text:p text:style-name="Text_20_body">From a remote computer (different network):</text:p>
      <text:p text:style-name="Preformatted_20_Text"><text:span text:style-name="Source_20_Text"># Test ping</text:span></text:p>
      <text:p text:style-name="Preformatted_20_Text"><text:span text:style-name="Source_20_Text">ping YOUR_EXTERNAL_IP</text:span></text:p>
      <text:p text:style-name="Preformatted_20_Text"/>
      <text:p text:style-name="Preformatted_20_Text"><text:span text:style-name="Source_20_Text"># Test Appwrite health endpoint</text:span></text:p>
      <text:p text:style-name="Preformatted_20_Text"><text:soft-page-break/><text:span text:style-name="Source_20_Text">curl http://YOUR_EXTERNAL_IP/v1/health/version</text:span></text:p>
      <text:p text:style-name="Preformatted_20_Text"/>
      <text:p text:style-name="P5"><text:span text:style-name="Source_20_Text"># Expected response: {"version":"1.4.14"}</text:span></text:p>
      <text:h text:style-name="Heading_20_3" text:outline-level="3">2. Function Execution API Format</text:h>
      <text:p text:style-name="Text_20_body"><text:span text:style-name="Strong_20_Emphasis">Important</text:span>: Remote HTTP calls use a different format than the CLI.</text:p>
      <text:p text:style-name="Preformatted_20_Text"><text:span text:style-name="Source_20_Text"># Correct format for remote calls:</text:span></text:p>
      <text:p text:style-name="Preformatted_20_Text"><text:span text:style-name="Source_20_Text">curl -X POST http://YOUR_EXTERNAL_IP/v1/functions/water-kiosk-sms/executions \</text:span></text:p>
      <text:p text:style-name="Preformatted_20_Text"><text:span text:style-name="Source_20_Text"><text:s text:c="2"/>-H "Content-Type: application/json" \</text:span></text:p>
      <text:p text:style-name="Preformatted_20_Text"><text:span text:style-name="Source_20_Text"><text:s text:c="2"/>-H "X-Appwrite-Project: YOUR_PROJECT_ID" \</text:span></text:p>
      <text:p text:style-name="P5"><text:span text:style-name="Source_20_Text"><text:s text:c="2"/>-d '{"body": "JSON_PAYLOAD_AS_STRING", "method": "POST"}'</text:span></text:p>
      <text:h text:style-name="Heading_20_3" text:outline-level="3">3. Remote Function Tests</text:h>
      <text:p text:style-name="Preformatted_20_Text"><text:span text:style-name="Source_20_Text"># Test function status (GET request)</text:span></text:p>
      <text:p text:style-name="Preformatted_20_Text"><text:span text:style-name="Source_20_Text">curl -X POST http://YOUR_EXTERNAL_IP/v1/functions/water-kiosk-sms/executions \</text:span></text:p>
      <text:p text:style-name="Preformatted_20_Text"><text:span text:style-name="Source_20_Text"><text:s text:c="2"/>-H "Content-Type: application/json" \</text:span></text:p>
      <text:p text:style-name="Preformatted_20_Text"><text:span text:style-name="Source_20_Text"><text:s text:c="2"/>-H "X-Appwrite-Project: YOUR_PROJECT_ID" \</text:span></text:p>
      <text:p text:style-name="Preformatted_20_Text"><text:span text:style-name="Source_20_Text"><text:s text:c="2"/>-d '{"method": "GET"}'</text:span></text:p>
      <text:p text:style-name="Preformatted_20_Text"/>
      <text:p text:style-name="Preformatted_20_Text"><text:span text:style-name="Source_20_Text"># Test database connection</text:span></text:p>
      <text:p text:style-name="Preformatted_20_Text"><text:span text:style-name="Source_20_Text">curl -X POST http://YOUR_EXTERNAL_IP/v1/functions/water-kiosk-sms/executions \</text:span></text:p>
      <text:p text:style-name="Preformatted_20_Text"><text:span text:style-name="Source_20_Text"><text:s text:c="2"/>-H "Content-Type: application/json" \</text:span></text:p>
      <text:p text:style-name="Preformatted_20_Text"><text:span text:style-name="Source_20_Text"><text:s text:c="2"/>-H "X-Appwrite-Project: YOUR_PROJECT_ID" \</text:span></text:p>
      <text:p text:style-name="Preformatted_20_Text"><text:span text:style-name="Source_20_Text"><text:s text:c="2"/>-d '{"body": "{\"action\": \"test_database\"}", "method": "POST"}'</text:span></text:p>
      <text:p text:style-name="Preformatted_20_Text"/>
      <text:p text:style-name="Preformatted_20_Text"><text:span text:style-name="Source_20_Text"># Test SMS simulation</text:span></text:p>
      <text:p text:style-name="Preformatted_20_Text"><text:span text:style-name="Source_20_Text">curl -X POST http://YOUR_EXTERNAL_IP/v1/functions/water-kiosk-sms/executions \</text:span></text:p>
      <text:p text:style-name="Preformatted_20_Text"><text:span text:style-name="Source_20_Text"><text:s text:c="2"/>-H "Content-Type: application/json" \</text:span></text:p>
      <text:p text:style-name="Preformatted_20_Text"><text:span text:style-name="Source_20_Text"><text:s text:c="2"/>-H "X-Appwrite-Project: YOUR_PROJECT_ID" \</text:span></text:p>
      <text:p text:style-name="Preformatted_20_Text"><text:span text:style-name="Source_20_Text"><text:s text:c="2"/>-d '{"body": "{\"action\": \"simulate_sms\", \"from\": \"+254700000200\", \"text\": \"REGISTER\"}", "method": "POST"}'</text:span></text:p>
      <text:p text:style-name="Preformatted_20_Text"/>
      <text:p text:style-name="Preformatted_20_Text"><text:span text:style-name="Source_20_Text"># Test real webhook format (Africa's Talking format)</text:span></text:p>
      <text:p text:style-name="Preformatted_20_Text"><text:span text:style-name="Source_20_Text">curl -X POST http://YOUR_EXTERNAL_IP/v1/functions/water-kiosk-sms/executions \</text:span></text:p>
      <text:p text:style-name="Preformatted_20_Text"><text:span text:style-name="Source_20_Text"><text:s text:c="2"/>-H "Content-Type: application/json" \</text:span></text:p>
      <text:p text:style-name="Preformatted_20_Text"><text:span text:style-name="Source_20_Text"><text:s text:c="2"/>-H "X-Appwrite-Project: YOUR_PROJECT_ID" \</text:span></text:p>
      <text:p text:style-name="P5"><text:span text:style-name="Source_20_Text"><text:s text:c="2"/>-d '{"body": "{\"from\": \"+254700000201\", \"text\": \"REGISTER\"}", "method": "POST"}'</text:span></text:p>
      <text:h text:style-name="Heading_20_2" text:outline-level="2">Complete SMS Flow Testing</text:h>
      <text:h text:style-name="Heading_20_3" text:outline-level="3">Remote Registration Flow Test</text:h>
      <text:p text:style-name="Text_20_body">Use a unique phone number for testing (e.g., +254700000300):</text:p>
      <text:p text:style-name="Preformatted_20_Text"><text:span text:style-name="Source_20_Text"># Step 1: Start Registration</text:span></text:p>
      <text:p text:style-name="Preformatted_20_Text"><text:span text:style-name="Source_20_Text">curl -X POST http://YOUR_EXTERNAL_IP/v1/functions/water-kiosk-sms/executions \</text:span></text:p>
      <text:p text:style-name="Preformatted_20_Text"><text:span text:style-name="Source_20_Text"><text:s text:c="2"/>-H "Content-Type: application/json" \</text:span></text:p>
      <text:p text:style-name="Preformatted_20_Text"><text:span text:style-name="Source_20_Text"><text:s text:c="2"/>-H "X-Appwrite-Project: YOUR_PROJECT_ID" \</text:span></text:p>
      <text:p text:style-name="Preformatted_20_Text"><text:span text:style-name="Source_20_Text"><text:s text:c="2"/>-d '{"body": "{\"action\": \"simulate_sms\", \"from\": \"+254700000300\", \"text\": \"REGISTER\"}", "method": "POST"}'</text:span></text:p>
      <text:p text:style-name="Preformatted_20_Text"/>
      <text:p text:style-name="Preformatted_20_Text"><text:span text:style-name="Source_20_Text"># Expected response: "Let's register! Enter your ID number:"</text:span></text:p>
      <text:p text:style-name="Preformatted_20_Text"/>
      <text:p text:style-name="Preformatted_20_Text"><text:span text:style-name="Source_20_Text"># Step 2: Enter ID Number</text:span></text:p>
      <text:p text:style-name="Preformatted_20_Text"><text:span text:style-name="Source_20_Text">curl -X POST http://YOUR_EXTERNAL_IP/v1/functions/water-kiosk-sms/executions \</text:span></text:p>
      <text:p text:style-name="Preformatted_20_Text"><text:span text:style-name="Source_20_Text"><text:s text:c="2"/>-H "Content-Type: application/json" \</text:span></text:p>
      <text:p text:style-name="Preformatted_20_Text"><text:soft-page-break/><text:span text:style-name="Source_20_Text"><text:s text:c="2"/>-H "X-Appwrite-Project: YOUR_PROJECT_ID" \</text:span></text:p>
      <text:p text:style-name="Preformatted_20_Text"><text:span text:style-name="Source_20_Text"><text:s text:c="2"/>-d '{"body": "{\"action\": \"simulate_sms\", \"from\": \"+254700000300\", \"text\": \"87654321\"}", "method": "POST"}'</text:span></text:p>
      <text:p text:style-name="Preformatted_20_Text"/>
      <text:p text:style-name="Preformatted_20_Text"><text:span text:style-name="Source_20_Text"># Expected response: "✅ ID saved! Enter your full name:"</text:span></text:p>
      <text:p text:style-name="Preformatted_20_Text"/>
      <text:p text:style-name="Preformatted_20_Text"><text:span text:style-name="Source_20_Text"># Step 3: Enter Full Name</text:span></text:p>
      <text:p text:style-name="Preformatted_20_Text"><text:span text:style-name="Source_20_Text">curl -X POST http://YOUR_EXTERNAL_IP/v1/functions/water-kiosk-sms/executions \</text:span></text:p>
      <text:p text:style-name="Preformatted_20_Text"><text:span text:style-name="Source_20_Text"><text:s text:c="2"/>-H "Content-Type: application/json" \</text:span></text:p>
      <text:p text:style-name="Preformatted_20_Text"><text:span text:style-name="Source_20_Text"><text:s text:c="2"/>-H "X-Appwrite-Project: YOUR_PROJECT_ID" \</text:span></text:p>
      <text:p text:style-name="Preformatted_20_Text"><text:span text:style-name="Source_20_Text"><text:s text:c="2"/>-d '{"body": "{\"action\": \"simulate_sms\", \"from\": \"+254700000300\", \"text\": \"Test User\"}", "method": "POST"}'</text:span></text:p>
      <text:p text:style-name="Preformatted_20_Text"/>
      <text:p text:style-name="Preformatted_20_Text"><text:span text:style-name="Source_20_Text"># Expected response: "✅ Name saved! Enter your location:"</text:span></text:p>
      <text:p text:style-name="Preformatted_20_Text"/>
      <text:p text:style-name="Preformatted_20_Text"><text:span text:style-name="Source_20_Text"># Step 4: Enter Location (Completes Registration)</text:span></text:p>
      <text:p text:style-name="Preformatted_20_Text"><text:span text:style-name="Source_20_Text">curl -X POST http://YOUR_EXTERNAL_IP/v1/functions/water-kiosk-sms/executions \</text:span></text:p>
      <text:p text:style-name="Preformatted_20_Text"><text:span text:style-name="Source_20_Text"><text:s text:c="2"/>-H "Content-Type: application/json" \</text:span></text:p>
      <text:p text:style-name="Preformatted_20_Text"><text:span text:style-name="Source_20_Text"><text:s text:c="2"/>-H "X-Appwrite-Project: YOUR_PROJECT_ID" \</text:span></text:p>
      <text:p text:style-name="Preformatted_20_Text"><text:span text:style-name="Source_20_Text"><text:s text:c="2"/>-d '{"body": "{\"action\": \"simulate_sms\", \"from\": \"+254700000300\", \"text\": \"Mombasa\"}", "method": "POST"}'</text:span></text:p>
      <text:p text:style-name="Preformatted_20_Text"/>
      <text:p text:style-name="Preformatted_20_Text"><text:span text:style-name="Source_20_Text"># Expected response: "🎉 Registration complete!\nAccount: TSF######\nReply MENU for options"</text:span></text:p>
      <text:p text:style-name="Preformatted_20_Text"/>
      <text:p text:style-name="Preformatted_20_Text"><text:span text:style-name="Source_20_Text"># Step 5: Test MENU Command</text:span></text:p>
      <text:p text:style-name="Preformatted_20_Text"><text:span text:style-name="Source_20_Text">curl -X POST http://YOUR_EXTERNAL_IP/v1/functions/water-kiosk-sms/executions \</text:span></text:p>
      <text:p text:style-name="Preformatted_20_Text"><text:span text:style-name="Source_20_Text"><text:s text:c="2"/>-H "Content-Type: application/json" \</text:span></text:p>
      <text:p text:style-name="Preformatted_20_Text"><text:span text:style-name="Source_20_Text"><text:s text:c="2"/>-H "X-Appwrite-Project: YOUR_PROJECT_ID" \</text:span></text:p>
      <text:p text:style-name="Preformatted_20_Text"><text:span text:style-name="Source_20_Text"><text:s text:c="2"/>-d '{"body": "{\"action\": \"simulate_sms\", \"from\": \"+254700000300\", \"text\": \"MENU\"}", "method": "POST"}'</text:span></text:p>
      <text:p text:style-name="Preformatted_20_Text"/>
      <text:p text:style-name="Preformatted_20_Text"><text:span text:style-name="Source_20_Text"># Expected response: "💧 Tusafishe Water Kiosk\nBalance: 0 KES\nCommands: BALANCE, MENU"</text:span></text:p>
      <text:p text:style-name="Preformatted_20_Text"/>
      <text:p text:style-name="Preformatted_20_Text"><text:span text:style-name="Source_20_Text"># Step 6: Test BALANCE Command</text:span></text:p>
      <text:p text:style-name="Preformatted_20_Text"><text:span text:style-name="Source_20_Text">curl -X POST http://YOUR_EXTERNAL_IP/v1/functions/water-kiosk-sms/executions \</text:span></text:p>
      <text:p text:style-name="Preformatted_20_Text"><text:span text:style-name="Source_20_Text"><text:s text:c="2"/>-H "Content-Type: application/json" \</text:span></text:p>
      <text:p text:style-name="Preformatted_20_Text"><text:span text:style-name="Source_20_Text"><text:s text:c="2"/>-H "X-Appwrite-Project: YOUR_PROJECT_ID" \</text:span></text:p>
      <text:p text:style-name="Preformatted_20_Text"><text:span text:style-name="Source_20_Text"><text:s text:c="2"/>-d '{"body": "{\"action\": \"simulate_sms\", \"from\": \"+254700000300\", \"text\": \"BALANCE\"}", "method": "POST"}'</text:span></text:p>
      <text:p text:style-name="Preformatted_20_Text"/>
      <text:p text:style-name="P5"><text:span text:style-name="Source_20_Text"># Expected response: "💧 Account: TSF######\nBalance: 0 KES"</text:span></text:p>
      <text:h text:style-name="Heading_20_2" text:outline-level="2">Africa's Talking Integration</text:h>
      <text:h text:style-name="Heading_20_3" text:outline-level="3">1. Webhook Configuration</text:h>
      <text:p text:style-name="Text_20_body">In your Africa's Talking dashboard:</text:p>
      <text:list text:style-name="L7">
        <text:list-item>
          <text:p text:style-name="P14"><text:span text:style-name="Strong_20_Emphasis">Webhook URL</text:span>: <text:span text:style-name="Source_20_Text">http://YOUR_EXTERNAL_IP/v1/functions/water-kiosk-sms/executions</text:span> </text:p>
        </text:list-item>
        <text:list-item>
          <text:p text:style-name="P14"><text:span text:style-name="Strong_20_Emphasis">Method</text:span>: POST </text:p>
        </text:list-item>
        <text:list-item>
          <text:p text:style-name="P14"><text:span text:style-name="Strong_20_Emphasis">Headers</text:span>: </text:p>
          <text:list>
            <text:list-item>
              <text:p text:style-name="P14"><text:span text:style-name="Source_20_Text">Content-Type: application/json</text:span> </text:p>
            </text:list-item>
            <text:list-item>
              <text:p text:style-name="P15"><text:span text:style-name="Source_20_Text">X-Appwrite-Project: YOUR_PROJECT_ID</text:span> </text:p>
            </text:list-item>
          </text:list>
        </text:list-item>
      </text:list>
      <text:h text:style-name="Heading_20_3" text:outline-level="3"><text:soft-page-break/>2. Expected Webhook Format</text:h>
      <text:p text:style-name="Text_20_body">Africa's Talking will send data in this format:</text:p>
      <text:p text:style-name="Preformatted_20_Text"><text:span text:style-name="Source_20_Text">{</text:span></text:p>
      <text:p text:style-name="Preformatted_20_Text"><text:span text:style-name="Source_20_Text"><text:s text:c="2"/>"body": "{\"from\": \"+254XXXXXXXXX\", \"text\": \"REGISTER\"}",</text:span></text:p>
      <text:p text:style-name="Preformatted_20_Text"><text:span text:style-name="Source_20_Text"><text:s text:c="2"/>"method": "POST"</text:span></text:p>
      <text:p text:style-name="P5"><text:span text:style-name="Source_20_Text">}</text:span></text:p>
      <text:h text:style-name="Heading_20_3" text:outline-level="3">3. SMS Commands Supported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ommand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REGISTER</text:span></text:p>
          </table:table-cell>
          <table:table-cell table:style-name="Table1.A1" office:value-type="string">
            <text:p text:style-name="Table_20_Contents">Start registration process</text:p>
          </table:table-cell>
          <table:table-cell table:style-name="Table1.A1" office:value-type="string">
            <text:p text:style-name="Table_20_Contents"><text:span text:style-name="Source_20_Text">REGISTER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MENU</text:span></text:p>
          </table:table-cell>
          <table:table-cell table:style-name="Table1.A1" office:value-type="string">
            <text:p text:style-name="Table_20_Contents">Show main menu</text:p>
          </table:table-cell>
          <table:table-cell table:style-name="Table1.A1" office:value-type="string">
            <text:p text:style-name="Table_20_Contents"><text:span text:style-name="Source_20_Text">MENU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BALANCE</text:span></text:p>
          </table:table-cell>
          <table:table-cell table:style-name="Table1.A1" office:value-type="string">
            <text:p text:style-name="Table_20_Contents">Check account balance</text:p>
          </table:table-cell>
          <table:table-cell table:style-name="Table1.A1" office:value-type="string">
            <text:p text:style-name="Table_20_Contents"><text:span text:style-name="Source_20_Text">BALANC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HELP</text:span></text:p>
          </table:table-cell>
          <table:table-cell table:style-name="Table1.A1" office:value-type="string">
            <text:p text:style-name="Table_20_Contents">Show help information</text:p>
          </table:table-cell>
          <table:table-cell table:style-name="Table1.A1" office:value-type="string">
            <text:p text:style-name="Table_20_Contents"><text:span text:style-name="Source_20_Text">HELP</text:span></text:p>
          </table:table-cell>
        </table:table-row>
      </table:table>
      <text:h text:style-name="Heading_20_3" text:outline-level="3">4. Registration Flow</text:h>
      <text:list text:style-name="L8">
        <text:list-item>
          <text:p text:style-name="P16"><text:span text:style-name="Strong_20_Emphasis">Customer sends</text:span>: <text:span text:style-name="Source_20_Text">REGISTER</text:span> </text:p>
        </text:list-item>
        <text:list-item>
          <text:p text:style-name="P16"><text:span text:style-name="Strong_20_Emphasis">System responds</text:span>: "Let's register! Enter your ID number:" </text:p>
        </text:list-item>
        <text:list-item>
          <text:p text:style-name="P16"><text:span text:style-name="Strong_20_Emphasis">Customer sends</text:span>: <text:span text:style-name="Source_20_Text">12345678</text:span> </text:p>
        </text:list-item>
        <text:list-item>
          <text:p text:style-name="P16"><text:span text:style-name="Strong_20_Emphasis">System responds</text:span>: "✅ ID saved! Enter your full name:" </text:p>
        </text:list-item>
        <text:list-item>
          <text:p text:style-name="P16"><text:span text:style-name="Strong_20_Emphasis">Customer sends</text:span>: <text:span text:style-name="Source_20_Text">John Doe</text:span> </text:p>
        </text:list-item>
        <text:list-item>
          <text:p text:style-name="P16"><text:span text:style-name="Strong_20_Emphasis">System responds</text:span>: "✅ Name saved! Enter your location:" </text:p>
        </text:list-item>
        <text:list-item>
          <text:p text:style-name="P16"><text:span text:style-name="Strong_20_Emphasis">Customer sends</text:span>: <text:span text:style-name="Source_20_Text">Nairobi</text:span> </text:p>
        </text:list-item>
        <text:list-item>
          <text:p text:style-name="P17"><text:span text:style-name="Strong_20_Emphasis">System responds</text:span>: "🎉 Registration complete!\nAccount: TSF######\nReply MENU for options" </text:p>
        </text:list-item>
      </text:list>
      <text:h text:style-name="Heading_20_2" text:outline-level="2">Troubleshooting</text:h>
      <text:h text:style-name="Heading_20_3" text:outline-level="3">Common Issues and Solutions</text:h>
      <text:h text:style-name="Heading_20_4" text:outline-level="4">1. Function Returns Empty Body <text:span text:style-name="Source_20_Text">{}</text:span></text:h>
      <text:p text:style-name="Text_20_body"><text:span text:style-name="Strong_20_Emphasis">Problem</text:span>: Function receives <text:span text:style-name="Source_20_Text">"received": {}</text:span> instead of JSON data.</text:p>
      <text:p text:style-name="Text_20_body"><text:span text:style-name="Strong_20_Emphasis">Solution</text:span>: Use correct execution API format:</text:p>
      <text:p text:style-name="Preformatted_20_Text"><text:span text:style-name="Source_20_Text"># Wrong:</text:span></text:p>
      <text:p text:style-name="Preformatted_20_Text"><text:span text:style-name="Source_20_Text">-d '{"action": "test_database"}'</text:span></text:p>
      <text:p text:style-name="Preformatted_20_Text"/>
      <text:p text:style-name="Preformatted_20_Text"><text:span text:style-name="Source_20_Text"># Correct:</text:span></text:p>
      <text:p text:style-name="P5"><text:span text:style-name="Source_20_Text">-d '{"body": "{\"action\": \"test_database\"}", "method": "POST"}'</text:span></text:p>
      <text:h text:style-name="Heading_20_4" text:outline-level="4">2. Connection Timeout from Remote</text:h>
      <text:p text:style-name="Text_20_body"><text:span text:style-name="Strong_20_Emphasis">Possible Causes</text:span>:</text:p>
      <text:list text:style-name="L9">
        <text:list-item>
          <text:p text:style-name="P18">Firewall blocking ports 80/443 </text:p>
        </text:list-item>
        <text:list-item>
          <text:p text:style-name="P18">Router not forwarding ports correctly </text:p>
        </text:list-item>
        <text:list-item>
          <text:p text:style-name="P19">ISP blocking port 80 </text:p>
        </text:list-item>
      </text:list>
      <text:p text:style-name="Text_20_body"><text:span text:style-name="Strong_20_Emphasis">Solutions</text:span>:</text:p>
      <text:p text:style-name="Preformatted_20_Text"><text:soft-page-break/><text:span text:style-name="Source_20_Text"># Check firewall</text:span></text:p>
      <text:p text:style-name="Preformatted_20_Text"><text:span text:style-name="Source_20_Text">sudo ufw status</text:span></text:p>
      <text:p text:style-name="Preformatted_20_Text"/>
      <text:p text:style-name="Preformatted_20_Text"><text:span text:style-name="Source_20_Text"># Allow ports</text:span></text:p>
      <text:p text:style-name="Preformatted_20_Text"><text:span text:style-name="Source_20_Text">sudo ufw allow 80/tcp</text:span></text:p>
      <text:p text:style-name="Preformatted_20_Text"><text:span text:style-name="Source_20_Text">sudo ufw allow 443/tcp</text:span></text:p>
      <text:p text:style-name="Preformatted_20_Text"/>
      <text:p text:style-name="Preformatted_20_Text"><text:span text:style-name="Source_20_Text"># Try alternative port (8080)</text:span></text:p>
      <text:p text:style-name="Preformatted_20_Text"><text:span text:style-name="Source_20_Text">sudo ufw allow 8080/tcp</text:span></text:p>
      <text:p text:style-name="P5"><text:span text:style-name="Source_20_Text"># Configure router: 8080 → 80</text:span></text:p>
      <text:h text:style-name="Heading_20_4" text:outline-level="4">3. Database Connection Errors</text:h>
      <text:p text:style-name="Text_20_body"><text:span text:style-name="Strong_20_Emphasis">Problem</text:span>: "HTTP Error 400: Bad Request" when creating customers.</text:p>
      <text:p text:style-name="Text_20_body"><text:span text:style-name="Strong_20_Emphasis">Solution</text:span>: Verify database schema matches requirements:</text:p>
      <text:p text:style-name="Preformatted_20_Text"><text:span text:style-name="Source_20_Text"># Check collection attributes</text:span></text:p>
      <text:p text:style-name="P5"><text:span text:style-name="Source_20_Text">appwrite databases list-attributes --database-id YOUR_DATABASE_ID --collection-id customers</text:span></text:p>
      <text:h text:style-name="Heading_20_4" text:outline-level="4">4. "User missing scope" Errors</text:h>
      <text:p text:style-name="Text_20_body"><text:span text:style-name="Strong_20_Emphasis">Problem</text:span>: Getting 401 unauthorized errors.</text:p>
      <text:p text:style-name="Text_20_body"><text:span text:style-name="Strong_20_Emphasis">Solution</text:span>: Ensure function has proper execution permissions:</text:p>
      <text:p text:style-name="Preformatted_20_Text"><text:span text:style-name="Source_20_Text"># Check function settings</text:span></text:p>
      <text:p text:style-name="P5"><text:span text:style-name="Source_20_Text">appwrite functions get --function-id water-kiosk-sms</text:span></text:p>
      <text:h text:style-name="Heading_20_4" text:outline-level="4">5. Hairpin NAT Issues</text:h>
      <text:p text:style-name="Text_20_body"><text:span text:style-name="Strong_20_Emphasis">Problem</text:span>: Can't access external IP from the same network.</text:p>
      <text:p text:style-name="Text_20_body"><text:span text:style-name="Strong_20_Emphasis">This is normal</text:span> - your function will still be accessible from outside networks.</text:p>
      <text:h text:style-name="Heading_20_3" text:outline-level="3">Debugging Commands</text:h>
      <text:p text:style-name="Preformatted_20_Text"><text:span text:style-name="Source_20_Text"># Check function logs</text:span></text:p>
      <text:p text:style-name="Preformatted_20_Text"><text:span text:style-name="Source_20_Text">appwrite functions list-executions --function-id water-kiosk-sms --limit 5</text:span></text:p>
      <text:p text:style-name="Preformatted_20_Text"/>
      <text:p text:style-name="Preformatted_20_Text"><text:span text:style-name="Source_20_Text"># Check specific execution</text:span></text:p>
      <text:p text:style-name="Preformatted_20_Text"><text:span text:style-name="Source_20_Text">appwrite functions get-execution --function-id water-kiosk-sms --execution-id EXECUTION_ID</text:span></text:p>
      <text:p text:style-name="Preformatted_20_Text"/>
      <text:p text:style-name="Preformatted_20_Text"><text:span text:style-name="Source_20_Text"># Check network connectivity</text:span></text:p>
      <text:p text:style-name="Preformatted_20_Text"><text:span text:style-name="Source_20_Text">netstat -tlnp | grep :80</text:span></text:p>
      <text:p text:style-name="Preformatted_20_Text"><text:span text:style-name="Source_20_Text">docker ps | grep appwrite</text:span></text:p>
      <text:p text:style-name="P5"><text:span text:style-name="Source_20_Text">curl http://localhost/v1/health/version</text:span></text:p>
      <text:h text:style-name="Heading_20_3" text:outline-level="3">Success Indicators</text:h>
      <text:p text:style-name="Text_20_body">When everything is working correctly:</text:p>
      <text:list text:style-name="L10">
        <text:list-item>
          <text:p text:style-name="P20"><text:span text:style-name="Strong_20_Emphasis">Local health check</text:span>: Returns <text:span text:style-name="Source_20_Text">{"version":"1.4.14"}</text:span> </text:p>
        </text:list-item>
        <text:list-item>
          <text:p text:style-name="P20"><text:span text:style-name="Strong_20_Emphasis">Remote health check</text:span>: Returns same version info </text:p>
        </text:list-item>
        <text:list-item>
          <text:p text:style-name="P20"><text:span text:style-name="Strong_20_Emphasis">Database test</text:span>: Returns <text:span text:style-name="Source_20_Text">"success": true, "collections": 1</text:span> </text:p>
        </text:list-item>
        <text:list-item>
          <text:p text:style-name="P20"><text:span text:style-name="Strong_20_Emphasis">SMS simulation</text:span>: Creates customer and shows proper responses </text:p>
        </text:list-item>
        <text:list-item>
          <text:p text:style-name="P20"><text:span text:style-name="Strong_20_Emphasis">Registration flow</text:span>: Progresses through all states correctly </text:p>
        </text:list-item>
        <text:list-item>
          <text:p text:style-name="P21"><text:soft-page-break/><text:span text:style-name="Strong_20_Emphasis">Final menu</text:span>: Shows registered user interface </text:p>
        </text:list-item>
      </text:list>
      <text:h text:style-name="Heading_20_2" text:outline-level="2">Configuration Summary</text:h>
      <text:p text:style-name="Text_20_body">Replace these values with your actual configuration:</text:p>
      <text:p text:style-name="Preformatted_20_Text"><text:span text:style-name="Source_20_Text"># Server Configuration</text:span></text:p>
      <text:p text:style-name="Preformatted_20_Text"><text:span text:style-name="Source_20_Text">YOUR_EXTERNAL_IP="47.208.219.96"</text:span></text:p>
      <text:p text:style-name="Preformatted_20_Text"><text:span text:style-name="Source_20_Text">YOUR_PROJECT_ID="689107c288885e90c039"</text:span></text:p>
      <text:p text:style-name="Preformatted_20_Text"><text:span text:style-name="Source_20_Text">YOUR_DATABASE_ID="6864aed388d20c69a461"</text:span></text:p>
      <text:p text:style-name="Preformatted_20_Text"><text:span text:style-name="Source_20_Text">YOUR_API_KEY="your_actual_api_key_here"</text:span></text:p>
      <text:p text:style-name="Preformatted_20_Text"/>
      <text:p text:style-name="Preformatted_20_Text"><text:span text:style-name="Source_20_Text"># Network Configuration</text:span></text:p>
      <text:p text:style-name="Preformatted_20_Text"><text:span text:style-name="Source_20_Text">INTERNAL_SERVER_IP="192.168.1.126"</text:span></text:p>
      <text:p text:style-name="Preformatted_20_Text"><text:span text:style-name="Source_20_Text">ROUTER_FORWARDING="External Port 80 → Internal IP 192.168.1.126 → Internal Port 80"</text:span></text:p>
      <text:p text:style-name="Preformatted_20_Text"/>
      <text:p text:style-name="Preformatted_20_Text"><text:span text:style-name="Source_20_Text"># Firewall Rules</text:span></text:p>
      <text:p text:style-name="Preformatted_20_Text"><text:span text:style-name="Source_20_Text">sudo ufw allow 80/tcp</text:span></text:p>
      <text:p text:style-name="P5"><text:span text:style-name="Source_20_Text">sudo ufw allow 443/tcp</text:span></text:p>
      <text:p text:style-name="Text_20_body">The guide shows someone exactly how to:</text:p>
      <text:list text:style-name="L11">
        <text:list-item>
          <text:p text:style-name="P22">✅ Deploy the function from scratch </text:p>
        </text:list-item>
        <text:list-item>
          <text:p text:style-name="P22">✅ Test locally to verify functionality </text:p>
        </text:list-item>
        <text:list-item>
          <text:p text:style-name="P22">✅ Configure network for internet access </text:p>
        </text:list-item>
        <text:list-item>
          <text:p text:style-name="P22">✅ Test remotely to confirm external connectivity </text:p>
        </text:list-item>
        <text:list-item>
          <text:p text:style-name="P22">✅ Set up Africa's Talking webhooks </text:p>
        </text:list-item>
        <text:list-item>
          <text:p text:style-name="P23">✅ Troubleshoot common issues </text:p>
        </text:list-item>
      </text:list>
      <text:p text:style-name="Text_20_body">Anyone following this guide should be able to reproduce our complete working SMS water kiosk system! 🚀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0T11:46:39.502061243</meta:creation-date>
    <dc:date>2025-08-10T11:47:05.822796840</dc:date>
    <meta:editing-duration>PT28S</meta:editing-duration>
    <meta:editing-cycles>1</meta:editing-cycles>
    <meta:document-statistic meta:table-count="1" meta:image-count="0" meta:object-count="0" meta:page-count="9" meta:paragraph-count="335" meta:word-count="1675" meta:character-count="13043" meta:non-whitespace-character-count="11560"/>
    <meta:generator>LibreOffice/25.2.5.2$Linux_X86_64 LibreOffice_project/fb4792146257752f54eab576deb869869b108571</meta:generator>
  </office:meta>
</office:document-meta>
</file>